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10000013AFB2976920701E5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21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53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441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solid" draw:fill-color="#ffffff"/>
      <style:paragraph-properties fo:text-align="center"/>
      <style:text-properties fo:font-size="14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5.002cm" svg:height="8.307cm" svg:x="1.549cm" svg:y="3.738cm">
          <draw:image xlink:href="Pictures/10000001000003B10000013AFB2976920701E5B0.png" xlink:type="simple" xlink:show="embed" xlink:actuate="onLoad" draw:mime-type="image/png">
            <text:p/>
          </draw:image>
        </draw:frame>
        <draw:frame draw:style-name="gr2" draw:text-style-name="P3" draw:layer="layout" svg:width="2.23cm" svg:height="0.971cm" svg:x="5cm" svg:y="7.4cm">
          <draw:text-box>
            <text:p text:style-name="P2">upload</text:p>
          </draw:text-box>
        </draw:frame>
        <draw:frame draw:style-name="gr3" draw:text-style-name="P3" draw:layer="layout" svg:width="4cm" svg:height="1.691cm" svg:x="16.8cm" svg:y="7.5cm">
          <draw:text-box>
            <text:p text:style-name="P2">layer meta info insert</text:p>
          </draw:text-box>
        </draw:frame>
        <draw:frame draw:style-name="gr4" draw:text-style-name="P3" draw:layer="layout" svg:width="3.2cm" svg:height="1.691cm" svg:x="15.9cm" svg:y="10.401cm">
          <draw:text-box>
            <text:p text:style-name="P2">layer &amp; SLD registration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7T11:19:18.795027969</meta:creation-date>
    <dc:date>2021-11-17T11:24:05.081944459</dc:date>
    <meta:editing-duration>PT4M47S</meta:editing-duration>
    <meta:editing-cycles>1</meta:editing-cycles>
    <meta:document-statistic meta:object-count="27"/>
    <meta:generator>LibreOffice/7.2.2.2$Linux_X86_64 LibreOffice_project/20$Build-2</meta:generator>
  </office:meta>
</office:document-meta>
</file>